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1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1.7799in"/>
    </style:style>
    <style:style style:name="co9" style:family="table-column">
      <style:table-column-properties fo:break-before="auto" style:column-width="1.748in"/>
    </style:style>
    <style:style style:name="co10" style:family="table-column">
      <style:table-column-properties fo:break-before="auto" style:column-width="2.1661in"/>
    </style:style>
    <style:style style:name="co11" style:family="table-column">
      <style:table-column-properties fo:break-before="auto" style:column-width="1.4402in"/>
    </style:style>
    <style:style style:name="co12" style:family="table-column">
      <style:table-column-properties fo:break-before="auto" style:column-width="1.072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2902in"/>
    </style:style>
    <style:style style:name="co15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3faf46" fo:border="0.74pt solid #000000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Value" style:data-style-name="N1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Pivot_20_Table_20_Value" style:data-style-name="N10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 style:data-style-name="N10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Pivot_20_Table_20_Value" style:data-style-name="N11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 style:data-style-name="N11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 style:data-style-name="N11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Default" style:data-style-name="N41">
      <style:table-cell-properties fo:background-color="#3faf46" fo:border="0.74pt solid #000000"/>
    </style:style>
    <style:style style:name="ce11" style:family="table-cell" style:parent-style-name="Default" style:data-style-name="N41"/>
    <style:style style:name="ce45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40"/>
    <style:style style:name="ce49" style:family="table-cell" style:parent-style-name="Default" style:data-style-name="N41">
      <style:table-cell-properties fo:background-color="#afd095" fo:border="0.74pt solid #000000"/>
    </style:style>
    <style:style style:name="ce50" style:family="table-cell" style:parent-style-name="Default" style:data-style-name="N41">
      <style:table-cell-properties fo:background-color="#3faf46"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ani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Data_urodzenia</text:p>
          </table:table-cell>
          <table:table-cell table:style-name="ce1" office:value-type="string" calcext:value-type="string">
            <text:p>Wykształcenie</text:p>
          </table:table-cell>
          <table:table-cell table:style-name="ce1" office:value-type="string" calcext:value-type="string">
            <text:p><text:s/>Dochód_roczny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</table:table-row>
      </table:table>
      <table:table table:name="Zadani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Data_urodzenia</text:p>
          </table:table-cell>
          <table:table-cell table:style-name="ce1" office:value-type="string" calcext:value-type="string">
            <text:p>Wykształcenie</text:p>
          </table:table-cell>
          <table:table-cell table:style-name="ce1" office:value-type="string" calcext:value-type="string">
            <text:p><text:s/>Dochód_roczny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/>
          <table:table-cell table:style-name="ce13" office:value-type="string" calcext:value-type="string">
            <text:p>Wykształcenie</text:p>
          </table:table-cell>
          <table:table-cell table:style-name="ce17" office:value-type="string" calcext:value-type="string">
            <text:p>Count - Wykształceni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ce14" office:value-type="string" calcext:value-type="string">
            <text:p>podstawowe</text:p>
          </table:table-cell>
          <table:table-cell table:style-name="ce18" office:value-type="percentage" office:value="0.25" calcext:value-type="percentage">
            <text:p>25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/>
          <table:table-cell table:style-name="ce15" office:value-type="string" calcext:value-type="string">
            <text:p>średnie</text:p>
          </table:table-cell>
          <table:table-cell table:style-name="ce19" office:value-type="percentage" office:value="0.322916666666667" calcext:value-type="percentage">
            <text:p>32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/>
          <table:table-cell table:style-name="ce15" office:value-type="string" calcext:value-type="string">
            <text:p>wyższe</text:p>
          </table:table-cell>
          <table:table-cell table:style-name="ce20" office:value-type="percentage" office:value="0.427083333333333" calcext:value-type="percentage">
            <text:p>43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/>
          <table:table-cell table:style-name="ce16" office:value-type="string" calcext:value-type="string">
            <text:p>Total Result</text:p>
          </table:table-cell>
          <table:table-cell table:style-name="ce21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</table:table-row>
      </table:table>
      <table:table table:name="ZadanieC" table:style-name="ta1">
        <table:shapes>
          <draw:frame draw:z-index="0" draw:style-name="gr1" draw:text-style-name="P1" svg:width="6.2988in" svg:height="3.5429in" svg:x="4.4547in" svg:y="2.9193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Data_urodzenia</text:p>
          </table:table-cell>
          <table:table-cell table:style-name="ce1" office:value-type="string" calcext:value-type="string">
            <text:p>Wykształcenie</text:p>
          </table:table-cell>
          <table:table-cell table:style-name="ce1" office:value-type="string" calcext:value-type="string">
            <text:p><text:s/>Dochód_roczny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/>
          <table:table-cell table:style-name="ce13" office:value-type="string" calcext:value-type="string">
            <text:p>Wykształcenie</text:p>
          </table:table-cell>
          <table:table-cell table:style-name="ce17" office:value-type="string" calcext:value-type="string">
            <text:p>Count - Wykształceni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/>
          <table:table-cell table:style-name="ce14" office:value-type="string" calcext:value-type="string">
            <text:p>podstawowe</text:p>
          </table:table-cell>
          <table:table-cell table:style-name="ce18" office:value-type="percentage" office:value="0.25" calcext:value-type="percentage">
            <text:p>25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/>
          <table:table-cell table:style-name="ce15" office:value-type="string" calcext:value-type="string">
            <text:p>średnie</text:p>
          </table:table-cell>
          <table:table-cell table:style-name="ce19" office:value-type="percentage" office:value="0.322916666666667" calcext:value-type="percentage">
            <text:p>32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5" office:value-type="string" calcext:value-type="string">
            <text:p>wyższe</text:p>
          </table:table-cell>
          <table:table-cell table:style-name="ce20" office:value-type="percentage" office:value="0.427083333333333" calcext:value-type="percentage">
            <text:p>43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/>
          <table:table-cell table:style-name="ce16" office:value-type="string" calcext:value-type="string">
            <text:p>Total Result</text:p>
          </table:table-cell>
          <table:table-cell table:style-name="ce21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</table:table-row>
      </table:table>
      <table:table table:name="ZadanieD" table:style-name="ta1">
        <table:shapes>
          <draw:frame draw:z-index="0" draw:style-name="gr1" draw:text-style-name="P1" svg:width="6.2988in" svg:height="3.5429in" svg:x="5.3146in" svg:y="1.6913in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Data_urodzenia</text:p>
          </table:table-cell>
          <table:table-cell table:style-name="ce1" office:value-type="string" calcext:value-type="string">
            <text:p>Wykształcenie</text:p>
          </table:table-cell>
          <table:table-cell table:style-name="ce1" office:value-type="string" calcext:value-type="string">
            <text:p><text:s/>Dochód_roczny </text:p>
          </table:table-cell>
          <table:table-cell table:style-name="ce1" office:value-type="string" calcext:value-type="string">
            <text:p>DochodWarun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formula="of:=IF([.D2] &lt; 30000; &quot;&lt;30&quot;; IF(AND([.D2] &gt;= 30000; [.D2] &lt; 50000); &quot;&gt;30 &amp; &lt;50&quot;; IF([.D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formula="of:=IF([.D3] &lt; 30000; &quot;&lt;30&quot;; IF(AND([.D3] &gt;= 30000; [.D3] &lt; 50000); &quot;&gt;30 &amp; &lt;50&quot;; IF([.D3] &gt;= 50000; &quot;&gt;50&quot;; &quot;Not sth&quot;)))" office:value-type="string" office:string-value="&lt;30" calcext:value-type="string">
            <text:p>&lt;30</text:p>
          </table:table-cell>
          <table:table-cell table:style-name="ce13" office:value-type="string" calcext:value-type="string">
            <text:p>DochodWarunek</text:p>
          </table:table-cell>
          <table:table-cell table:style-name="ce17" office:value-type="string" calcext:value-type="string">
            <text:p>Count - DochodWarune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formula="of:=IF([.D4] &lt; 30000; &quot;&lt;30&quot;; IF(AND([.D4] &gt;= 30000; [.D4] &lt; 50000); &quot;&gt;30 &amp; &lt;50&quot;; IF([.D4] &gt;= 50000; &quot;&gt;50&quot;; &quot;Not sth&quot;)))" office:value-type="string" office:string-value="&lt;30" calcext:value-type="string">
            <text:p>&lt;30</text:p>
          </table:table-cell>
          <table:table-cell table:style-name="ce14" office:value-type="string" calcext:value-type="string">
            <text:p>&lt;30</text:p>
          </table:table-cell>
          <table:table-cell table:style-name="ce29" office:value-type="percentage" office:value="0.552083333333333" calcext:value-type="percentage">
            <text:p>55,21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formula="of:=IF([.D5] &lt; 30000; &quot;&lt;30&quot;; IF(AND([.D5] &gt;= 30000; [.D5] &lt; 50000); &quot;&gt;30 &amp; &lt;50&quot;; IF([.D5] &gt;= 50000; &quot;&gt;50&quot;; &quot;Not sth&quot;)))" office:value-type="string" office:string-value="&gt;30 &amp; &lt;50" calcext:value-type="string">
            <text:p>&gt;30 &amp; &lt;50</text:p>
          </table:table-cell>
          <table:table-cell table:style-name="ce15" office:value-type="string" calcext:value-type="string">
            <text:p>&gt;30 &amp; &lt;50</text:p>
          </table:table-cell>
          <table:table-cell table:style-name="ce30" office:value-type="percentage" office:value="0.333333333333333" calcext:value-type="percentage">
            <text:p>33,33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formula="of:=IF([.D6] &lt; 30000; &quot;&lt;30&quot;; IF(AND([.D6] &gt;= 30000; [.D6] &lt; 50000); &quot;&gt;30 &amp; &lt;50&quot;; IF([.D6] &gt;= 50000; &quot;&gt;50&quot;; &quot;Not sth&quot;)))" office:value-type="string" office:string-value="&gt;30 &amp; &lt;50" calcext:value-type="string">
            <text:p>&gt;30 &amp; &lt;50</text:p>
          </table:table-cell>
          <table:table-cell table:style-name="ce15" office:value-type="string" calcext:value-type="string">
            <text:p>&gt;50</text:p>
          </table:table-cell>
          <table:table-cell table:style-name="ce31" office:value-type="percentage" office:value="0.114583333333333" calcext:value-type="percentage">
            <text:p>11,46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formula="of:=IF([.D7] &lt; 30000; &quot;&lt;30&quot;; IF(AND([.D7] &gt;= 30000; [.D7] &lt; 50000); &quot;&gt;30 &amp; &lt;50&quot;; IF([.D7] &gt;= 50000; &quot;&gt;50&quot;; &quot;Not sth&quot;)))" office:value-type="string" office:string-value="&gt;30 &amp; &lt;50" calcext:value-type="string">
            <text:p>&gt;30 &amp; &lt;50</text:p>
          </table:table-cell>
          <table:table-cell table:style-name="ce16" office:value-type="string" calcext:value-type="string">
            <text:p>Total Result</text:p>
          </table:table-cell>
          <table:table-cell table:style-name="ce21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formula="of:=IF([.D8] &lt; 30000; &quot;&lt;30&quot;; IF(AND([.D8] &gt;= 30000; [.D8] &lt; 50000); &quot;&gt;30 &amp; &lt;50&quot;; IF([.D8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formula="of:=IF([.D9] &lt; 30000; &quot;&lt;30&quot;; IF(AND([.D9] &gt;= 30000; [.D9] &lt; 50000); &quot;&gt;30 &amp; &lt;50&quot;; IF([.D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formula="of:=IF([.D10] &lt; 30000; &quot;&lt;30&quot;; IF(AND([.D10] &gt;= 30000; [.D10] &lt; 50000); &quot;&gt;30 &amp; &lt;50&quot;; IF([.D10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formula="of:=IF([.D11] &lt; 30000; &quot;&lt;30&quot;; IF(AND([.D11] &gt;= 30000; [.D11] &lt; 50000); &quot;&gt;30 &amp; &lt;50&quot;; IF([.D1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formula="of:=IF([.D12] &lt; 30000; &quot;&lt;30&quot;; IF(AND([.D12] &gt;= 30000; [.D12] &lt; 50000); &quot;&gt;30 &amp; &lt;50&quot;; IF([.D1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IF([.D13] &lt; 30000; &quot;&lt;30&quot;; IF(AND([.D13] &gt;= 30000; [.D13] &lt; 50000); &quot;&gt;30 &amp; &lt;50&quot;; IF([.D1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formula="of:=IF([.D14] &lt; 30000; &quot;&lt;30&quot;; IF(AND([.D14] &gt;= 30000; [.D14] &lt; 50000); &quot;&gt;30 &amp; &lt;50&quot;; IF([.D1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formula="of:=IF([.D15] &lt; 30000; &quot;&lt;30&quot;; IF(AND([.D15] &gt;= 30000; [.D15] &lt; 50000); &quot;&gt;30 &amp; &lt;50&quot;; IF([.D15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formula="of:=IF([.D16] &lt; 30000; &quot;&lt;30&quot;; IF(AND([.D16] &gt;= 30000; [.D16] &lt; 50000); &quot;&gt;30 &amp; &lt;50&quot;; IF([.D1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formula="of:=IF([.D17] &lt; 30000; &quot;&lt;30&quot;; IF(AND([.D17] &gt;= 30000; [.D17] &lt; 50000); &quot;&gt;30 &amp; &lt;50&quot;; IF([.D1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formula="of:=IF([.D18] &lt; 30000; &quot;&lt;30&quot;; IF(AND([.D18] &gt;= 30000; [.D18] &lt; 50000); &quot;&gt;30 &amp; &lt;50&quot;; IF([.D1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formula="of:=IF([.D19] &lt; 30000; &quot;&lt;30&quot;; IF(AND([.D19] &gt;= 30000; [.D19] &lt; 50000); &quot;&gt;30 &amp; &lt;50&quot;; IF([.D19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formula="of:=IF([.D20] &lt; 30000; &quot;&lt;30&quot;; IF(AND([.D20] &gt;= 30000; [.D20] &lt; 50000); &quot;&gt;30 &amp; &lt;50&quot;; IF([.D2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formula="of:=IF([.D21] &lt; 30000; &quot;&lt;30&quot;; IF(AND([.D21] &gt;= 30000; [.D21] &lt; 50000); &quot;&gt;30 &amp; &lt;50&quot;; IF([.D2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formula="of:=IF([.D22] &lt; 30000; &quot;&lt;30&quot;; IF(AND([.D22] &gt;= 30000; [.D22] &lt; 50000); &quot;&gt;30 &amp; &lt;50&quot;; IF([.D22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formula="of:=IF([.D23] &lt; 30000; &quot;&lt;30&quot;; IF(AND([.D23] &gt;= 30000; [.D23] &lt; 50000); &quot;&gt;30 &amp; &lt;50&quot;; IF([.D2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formula="of:=IF([.D24] &lt; 30000; &quot;&lt;30&quot;; IF(AND([.D24] &gt;= 30000; [.D24] &lt; 50000); &quot;&gt;30 &amp; &lt;50&quot;; IF([.D2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IF([.D25] &lt; 30000; &quot;&lt;30&quot;; IF(AND([.D25] &gt;= 30000; [.D25] &lt; 50000); &quot;&gt;30 &amp; &lt;50&quot;; IF([.D25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formula="of:=IF([.D26] &lt; 30000; &quot;&lt;30&quot;; IF(AND([.D26] &gt;= 30000; [.D26] &lt; 50000); &quot;&gt;30 &amp; &lt;50&quot;; IF([.D2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formula="of:=IF([.D27] &lt; 30000; &quot;&lt;30&quot;; IF(AND([.D27] &gt;= 30000; [.D27] &lt; 50000); &quot;&gt;30 &amp; &lt;50&quot;; IF([.D2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formula="of:=IF([.D28] &lt; 30000; &quot;&lt;30&quot;; IF(AND([.D28] &gt;= 30000; [.D28] &lt; 50000); &quot;&gt;30 &amp; &lt;50&quot;; IF([.D2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IF([.D29] &lt; 30000; &quot;&lt;30&quot;; IF(AND([.D29] &gt;= 30000; [.D29] &lt; 50000); &quot;&gt;30 &amp; &lt;50&quot;; IF([.D2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formula="of:=IF([.D30] &lt; 30000; &quot;&lt;30&quot;; IF(AND([.D30] &gt;= 30000; [.D30] &lt; 50000); &quot;&gt;30 &amp; &lt;50&quot;; IF([.D3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IF([.D31] &lt; 30000; &quot;&lt;30&quot;; IF(AND([.D31] &gt;= 30000; [.D31] &lt; 50000); &quot;&gt;30 &amp; &lt;50&quot;; IF([.D3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formula="of:=IF([.D32] &lt; 30000; &quot;&lt;30&quot;; IF(AND([.D32] &gt;= 30000; [.D32] &lt; 50000); &quot;&gt;30 &amp; &lt;50&quot;; IF([.D3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formula="of:=IF([.D33] &lt; 30000; &quot;&lt;30&quot;; IF(AND([.D33] &gt;= 30000; [.D33] &lt; 50000); &quot;&gt;30 &amp; &lt;50&quot;; IF([.D3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formula="of:=IF([.D34] &lt; 30000; &quot;&lt;30&quot;; IF(AND([.D34] &gt;= 30000; [.D34] &lt; 50000); &quot;&gt;30 &amp; &lt;50&quot;; IF([.D3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formula="of:=IF([.D35] &lt; 30000; &quot;&lt;30&quot;; IF(AND([.D35] &gt;= 30000; [.D35] &lt; 50000); &quot;&gt;30 &amp; &lt;50&quot;; IF([.D35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formula="of:=IF([.D36] &lt; 30000; &quot;&lt;30&quot;; IF(AND([.D36] &gt;= 30000; [.D36] &lt; 50000); &quot;&gt;30 &amp; &lt;50&quot;; IF([.D36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formula="of:=IF([.D37] &lt; 30000; &quot;&lt;30&quot;; IF(AND([.D37] &gt;= 30000; [.D37] &lt; 50000); &quot;&gt;30 &amp; &lt;50&quot;; IF([.D37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formula="of:=IF([.D38] &lt; 30000; &quot;&lt;30&quot;; IF(AND([.D38] &gt;= 30000; [.D38] &lt; 50000); &quot;&gt;30 &amp; &lt;50&quot;; IF([.D3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formula="of:=IF([.D39] &lt; 30000; &quot;&lt;30&quot;; IF(AND([.D39] &gt;= 30000; [.D39] &lt; 50000); &quot;&gt;30 &amp; &lt;50&quot;; IF([.D3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IF([.D40] &lt; 30000; &quot;&lt;30&quot;; IF(AND([.D40] &gt;= 30000; [.D40] &lt; 50000); &quot;&gt;30 &amp; &lt;50&quot;; IF([.D4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formula="of:=IF([.D41] &lt; 30000; &quot;&lt;30&quot;; IF(AND([.D41] &gt;= 30000; [.D41] &lt; 50000); &quot;&gt;30 &amp; &lt;50&quot;; IF([.D4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formula="of:=IF([.D42] &lt; 30000; &quot;&lt;30&quot;; IF(AND([.D42] &gt;= 30000; [.D42] &lt; 50000); &quot;&gt;30 &amp; &lt;50&quot;; IF([.D4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IF([.D43] &lt; 30000; &quot;&lt;30&quot;; IF(AND([.D43] &gt;= 30000; [.D43] &lt; 50000); &quot;&gt;30 &amp; &lt;50&quot;; IF([.D4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formula="of:=IF([.D44] &lt; 30000; &quot;&lt;30&quot;; IF(AND([.D44] &gt;= 30000; [.D44] &lt; 50000); &quot;&gt;30 &amp; &lt;50&quot;; IF([.D4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formula="of:=IF([.D45] &lt; 30000; &quot;&lt;30&quot;; IF(AND([.D45] &gt;= 30000; [.D45] &lt; 50000); &quot;&gt;30 &amp; &lt;50&quot;; IF([.D4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formula="of:=IF([.D46] &lt; 30000; &quot;&lt;30&quot;; IF(AND([.D46] &gt;= 30000; [.D46] &lt; 50000); &quot;&gt;30 &amp; &lt;50&quot;; IF([.D46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formula="of:=IF([.D47] &lt; 30000; &quot;&lt;30&quot;; IF(AND([.D47] &gt;= 30000; [.D47] &lt; 50000); &quot;&gt;30 &amp; &lt;50&quot;; IF([.D4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formula="of:=IF([.D48] &lt; 30000; &quot;&lt;30&quot;; IF(AND([.D48] &gt;= 30000; [.D48] &lt; 50000); &quot;&gt;30 &amp; &lt;50&quot;; IF([.D4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formula="of:=IF([.D49] &lt; 30000; &quot;&lt;30&quot;; IF(AND([.D49] &gt;= 30000; [.D49] &lt; 50000); &quot;&gt;30 &amp; &lt;50&quot;; IF([.D4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IF([.D50] &lt; 30000; &quot;&lt;30&quot;; IF(AND([.D50] &gt;= 30000; [.D50] &lt; 50000); &quot;&gt;30 &amp; &lt;50&quot;; IF([.D5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formula="of:=IF([.D51] &lt; 30000; &quot;&lt;30&quot;; IF(AND([.D51] &gt;= 30000; [.D51] &lt; 50000); &quot;&gt;30 &amp; &lt;50&quot;; IF([.D5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IF([.D52] &lt; 30000; &quot;&lt;30&quot;; IF(AND([.D52] &gt;= 30000; [.D52] &lt; 50000); &quot;&gt;30 &amp; &lt;50&quot;; IF([.D5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formula="of:=IF([.D53] &lt; 30000; &quot;&lt;30&quot;; IF(AND([.D53] &gt;= 30000; [.D53] &lt; 50000); &quot;&gt;30 &amp; &lt;50&quot;; IF([.D5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formula="of:=IF([.D54] &lt; 30000; &quot;&lt;30&quot;; IF(AND([.D54] &gt;= 30000; [.D54] &lt; 50000); &quot;&gt;30 &amp; &lt;50&quot;; IF([.D5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formula="of:=IF([.D55] &lt; 30000; &quot;&lt;30&quot;; IF(AND([.D55] &gt;= 30000; [.D55] &lt; 50000); &quot;&gt;30 &amp; &lt;50&quot;; IF([.D55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formula="of:=IF([.D56] &lt; 30000; &quot;&lt;30&quot;; IF(AND([.D56] &gt;= 30000; [.D56] &lt; 50000); &quot;&gt;30 &amp; &lt;50&quot;; IF([.D5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formula="of:=IF([.D57] &lt; 30000; &quot;&lt;30&quot;; IF(AND([.D57] &gt;= 30000; [.D57] &lt; 50000); &quot;&gt;30 &amp; &lt;50&quot;; IF([.D5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formula="of:=IF([.D58] &lt; 30000; &quot;&lt;30&quot;; IF(AND([.D58] &gt;= 30000; [.D58] &lt; 50000); &quot;&gt;30 &amp; &lt;50&quot;; IF([.D5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formula="of:=IF([.D59] &lt; 30000; &quot;&lt;30&quot;; IF(AND([.D59] &gt;= 30000; [.D59] &lt; 50000); &quot;&gt;30 &amp; &lt;50&quot;; IF([.D5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formula="of:=IF([.D60] &lt; 30000; &quot;&lt;30&quot;; IF(AND([.D60] &gt;= 30000; [.D60] &lt; 50000); &quot;&gt;30 &amp; &lt;50&quot;; IF([.D6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formula="of:=IF([.D61] &lt; 30000; &quot;&lt;30&quot;; IF(AND([.D61] &gt;= 30000; [.D61] &lt; 50000); &quot;&gt;30 &amp; &lt;50&quot;; IF([.D6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IF([.D62] &lt; 30000; &quot;&lt;30&quot;; IF(AND([.D62] &gt;= 30000; [.D62] &lt; 50000); &quot;&gt;30 &amp; &lt;50&quot;; IF([.D6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formula="of:=IF([.D63] &lt; 30000; &quot;&lt;30&quot;; IF(AND([.D63] &gt;= 30000; [.D63] &lt; 50000); &quot;&gt;30 &amp; &lt;50&quot;; IF([.D6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formula="of:=IF([.D64] &lt; 30000; &quot;&lt;30&quot;; IF(AND([.D64] &gt;= 30000; [.D64] &lt; 50000); &quot;&gt;30 &amp; &lt;50&quot;; IF([.D6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formula="of:=IF([.D65] &lt; 30000; &quot;&lt;30&quot;; IF(AND([.D65] &gt;= 30000; [.D65] &lt; 50000); &quot;&gt;30 &amp; &lt;50&quot;; IF([.D6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IF([.D66] &lt; 30000; &quot;&lt;30&quot;; IF(AND([.D66] &gt;= 30000; [.D66] &lt; 50000); &quot;&gt;30 &amp; &lt;50&quot;; IF([.D6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formula="of:=IF([.D67] &lt; 30000; &quot;&lt;30&quot;; IF(AND([.D67] &gt;= 30000; [.D67] &lt; 50000); &quot;&gt;30 &amp; &lt;50&quot;; IF([.D6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formula="of:=IF([.D68] &lt; 30000; &quot;&lt;30&quot;; IF(AND([.D68] &gt;= 30000; [.D68] &lt; 50000); &quot;&gt;30 &amp; &lt;50&quot;; IF([.D6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formula="of:=IF([.D69] &lt; 30000; &quot;&lt;30&quot;; IF(AND([.D69] &gt;= 30000; [.D69] &lt; 50000); &quot;&gt;30 &amp; &lt;50&quot;; IF([.D69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formula="of:=IF([.D70] &lt; 30000; &quot;&lt;30&quot;; IF(AND([.D70] &gt;= 30000; [.D70] &lt; 50000); &quot;&gt;30 &amp; &lt;50&quot;; IF([.D7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formula="of:=IF([.D71] &lt; 30000; &quot;&lt;30&quot;; IF(AND([.D71] &gt;= 30000; [.D71] &lt; 50000); &quot;&gt;30 &amp; &lt;50&quot;; IF([.D71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formula="of:=IF([.D72] &lt; 30000; &quot;&lt;30&quot;; IF(AND([.D72] &gt;= 30000; [.D72] &lt; 50000); &quot;&gt;30 &amp; &lt;50&quot;; IF([.D7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formula="of:=IF([.D73] &lt; 30000; &quot;&lt;30&quot;; IF(AND([.D73] &gt;= 30000; [.D73] &lt; 50000); &quot;&gt;30 &amp; &lt;50&quot;; IF([.D7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formula="of:=IF([.D74] &lt; 30000; &quot;&lt;30&quot;; IF(AND([.D74] &gt;= 30000; [.D74] &lt; 50000); &quot;&gt;30 &amp; &lt;50&quot;; IF([.D74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formula="of:=IF([.D75] &lt; 30000; &quot;&lt;30&quot;; IF(AND([.D75] &gt;= 30000; [.D75] &lt; 50000); &quot;&gt;30 &amp; &lt;50&quot;; IF([.D7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formula="of:=IF([.D76] &lt; 30000; &quot;&lt;30&quot;; IF(AND([.D76] &gt;= 30000; [.D76] &lt; 50000); &quot;&gt;30 &amp; &lt;50&quot;; IF([.D7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formula="of:=IF([.D77] &lt; 30000; &quot;&lt;30&quot;; IF(AND([.D77] &gt;= 30000; [.D77] &lt; 50000); &quot;&gt;30 &amp; &lt;50&quot;; IF([.D7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formula="of:=IF([.D78] &lt; 30000; &quot;&lt;30&quot;; IF(AND([.D78] &gt;= 30000; [.D78] &lt; 50000); &quot;&gt;30 &amp; &lt;50&quot;; IF([.D7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formula="of:=IF([.D79] &lt; 30000; &quot;&lt;30&quot;; IF(AND([.D79] &gt;= 30000; [.D79] &lt; 50000); &quot;&gt;30 &amp; &lt;50&quot;; IF([.D7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formula="of:=IF([.D80] &lt; 30000; &quot;&lt;30&quot;; IF(AND([.D80] &gt;= 30000; [.D80] &lt; 50000); &quot;&gt;30 &amp; &lt;50&quot;; IF([.D8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formula="of:=IF([.D81] &lt; 30000; &quot;&lt;30&quot;; IF(AND([.D81] &gt;= 30000; [.D81] &lt; 50000); &quot;&gt;30 &amp; &lt;50&quot;; IF([.D8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formula="of:=IF([.D82] &lt; 30000; &quot;&lt;30&quot;; IF(AND([.D82] &gt;= 30000; [.D82] &lt; 50000); &quot;&gt;30 &amp; &lt;50&quot;; IF([.D8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formula="of:=IF([.D83] &lt; 30000; &quot;&lt;30&quot;; IF(AND([.D83] &gt;= 30000; [.D83] &lt; 50000); &quot;&gt;30 &amp; &lt;50&quot;; IF([.D8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formula="of:=IF([.D84] &lt; 30000; &quot;&lt;30&quot;; IF(AND([.D84] &gt;= 30000; [.D84] &lt; 50000); &quot;&gt;30 &amp; &lt;50&quot;; IF([.D8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formula="of:=IF([.D85] &lt; 30000; &quot;&lt;30&quot;; IF(AND([.D85] &gt;= 30000; [.D85] &lt; 50000); &quot;&gt;30 &amp; &lt;50&quot;; IF([.D85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formula="of:=IF([.D86] &lt; 30000; &quot;&lt;30&quot;; IF(AND([.D86] &gt;= 30000; [.D86] &lt; 50000); &quot;&gt;30 &amp; &lt;50&quot;; IF([.D8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formula="of:=IF([.D87] &lt; 30000; &quot;&lt;30&quot;; IF(AND([.D87] &gt;= 30000; [.D87] &lt; 50000); &quot;&gt;30 &amp; &lt;50&quot;; IF([.D8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formula="of:=IF([.D88] &lt; 30000; &quot;&lt;30&quot;; IF(AND([.D88] &gt;= 30000; [.D88] &lt; 50000); &quot;&gt;30 &amp; &lt;50&quot;; IF([.D8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formula="of:=IF([.D89] &lt; 30000; &quot;&lt;30&quot;; IF(AND([.D89] &gt;= 30000; [.D89] &lt; 50000); &quot;&gt;30 &amp; &lt;50&quot;; IF([.D8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formula="of:=IF([.D90] &lt; 30000; &quot;&lt;30&quot;; IF(AND([.D90] &gt;= 30000; [.D90] &lt; 50000); &quot;&gt;30 &amp; &lt;50&quot;; IF([.D9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formula="of:=IF([.D91] &lt; 30000; &quot;&lt;30&quot;; IF(AND([.D91] &gt;= 30000; [.D91] &lt; 50000); &quot;&gt;30 &amp; &lt;50&quot;; IF([.D9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formula="of:=IF([.D92] &lt; 30000; &quot;&lt;30&quot;; IF(AND([.D92] &gt;= 30000; [.D92] &lt; 50000); &quot;&gt;30 &amp; &lt;50&quot;; IF([.D9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formula="of:=IF([.D93] &lt; 30000; &quot;&lt;30&quot;; IF(AND([.D93] &gt;= 30000; [.D93] &lt; 50000); &quot;&gt;30 &amp; &lt;50&quot;; IF([.D9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formula="of:=IF([.D94] &lt; 30000; &quot;&lt;30&quot;; IF(AND([.D94] &gt;= 30000; [.D94] &lt; 50000); &quot;&gt;30 &amp; &lt;50&quot;; IF([.D94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formula="of:=IF([.D95] &lt; 30000; &quot;&lt;30&quot;; IF(AND([.D95] &gt;= 30000; [.D95] &lt; 50000); &quot;&gt;30 &amp; &lt;50&quot;; IF([.D9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formula="of:=IF([.D96] &lt; 30000; &quot;&lt;30&quot;; IF(AND([.D96] &gt;= 30000; [.D96] &lt; 50000); &quot;&gt;30 &amp; &lt;50&quot;; IF([.D9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formula="of:=IF([.D97] &lt; 30000; &quot;&lt;30&quot;; IF(AND([.D97] &gt;= 30000; [.D97] &lt; 50000); &quot;&gt;30 &amp; &lt;50&quot;; IF([.D9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</table:table>
      <table:table table:name="ZadanieE" table:style-name="ta1">
        <table:table-column table:style-name="co1" table:default-cell-style-name="Default"/>
        <table:table-column table:style-name="co11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ce43" office:value-type="string" calcext:value-type="string">
            <text:p>Data_urodzenia</text:p>
          </table:table-cell>
          <table:table-cell table:style-name="ce1" office:value-type="string" calcext:value-type="string">
            <text:p>Wykształcenie</text:p>
          </table:table-cell>
          <table:table-cell table:style-name="ce1" office:value-type="string" calcext:value-type="string">
            <text:p><text:s/>Dochód_roczny </text:p>
          </table:table-cell>
          <table:table-cell table:style-name="ce45" office:value-type="string" calcext:value-type="string">
            <text:p>Wi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56-03-21" calcext:value-type="date">
            <text:p>21 marca 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2]; [.$H$2]; &quot;Y&quot;)"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Data ankiety: </text:p>
          </table:table-cell>
          <table:table-cell table:style-name="ce49" office:value-type="date" office:date-value="2004-12-05" calcext:value-type="date">
            <text:p>5 grudnia 2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80-12-15" calcext:value-type="date">
            <text:p>15 grudnia 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style-name="ce24" table:formula="of:=DATEDIF([.B3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77-09-12" calcext:value-type="date">
            <text:p>12 września 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style-name="ce24" table:formula="of:=DATEDIF([.B4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65-11-09" calcext:value-type="date">
            <text:p>9 listopada 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style-name="ce24" table:formula="of:=DATEDIF([.B5]; [.$H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45-11-07" calcext:value-type="date">
            <text:p>7 listopada 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style-name="ce24" table:formula="of:=DATEDIF([.B6]; [.$H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34-05-23" calcext:value-type="date">
            <text:p>23 maja 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style-name="ce24" table:formula="of:=DATEDIF([.B7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42-06-22" calcext:value-type="date">
            <text:p>22 czerwca 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8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81-04-27" calcext:value-type="date">
            <text:p>27 kwietnia 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style-name="ce24" table:formula="of:=DATEDIF([.B9]; [.$H$2]; &quot;Y&quot;)" office:value-type="float" office:value="23" calcext:value-type="float">
            <text:p>23</text:p>
          </table:table-cell>
          <table:table-cell/>
          <table:table-cell table:style-name="ce2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53-10-17" calcext:value-type="date">
            <text:p>17 października 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style-name="ce24" table:formula="of:=DATEDIF([.B10]; [.$H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51-04-21" calcext:value-type="date">
            <text:p>21 kwietnia 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style-name="ce24" table:formula="of:=DATEDIF([.B11]; [.$H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57-01-19" calcext:value-type="date">
            <text:p>19 stycznia 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style-name="ce24" table:formula="of:=DATEDIF([.B12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69-09-23" calcext:value-type="date">
            <text:p>23 września 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13]; [.$H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82-03-15" calcext:value-type="date">
            <text:p>15 marca 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style-name="ce24" table:formula="of:=DATEDIF([.B14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72-04-05" calcext:value-type="date">
            <text:p>5 kwietnia 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style-name="ce24" table:formula="of:=DATEDIF([.B15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77-04-09" calcext:value-type="date">
            <text:p>9 kwietnia 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style-name="ce24" table:formula="of:=DATEDIF([.B16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79-10-02" calcext:value-type="date">
            <text:p>2 października 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style-name="ce24" table:formula="of:=DATEDIF([.B17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83-10-12" calcext:value-type="date">
            <text:p>12 października 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style-name="ce24" table:formula="of:=DATEDIF([.B18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75-12-28" calcext:value-type="date">
            <text:p>28 grudnia 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style-name="ce24" table:formula="of:=DATEDIF([.B19]; [.$H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32-11-25" calcext:value-type="date">
            <text:p>25 listopada 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style-name="ce24" table:formula="of:=DATEDIF([.B20]; [.$H$2]; &quot;Y&quot;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36-09-23" calcext:value-type="date">
            <text:p>23 września 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style-name="ce24" table:formula="of:=DATEDIF([.B21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40-07-11" calcext:value-type="date">
            <text:p>11 lipca 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style-name="ce24" table:formula="of:=DATEDIF([.B22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41-08-05" calcext:value-type="date">
            <text:p>5 sierpnia 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style-name="ce24" table:formula="of:=DATEDIF([.B23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44-04-24" calcext:value-type="date">
            <text:p>24 kwietnia 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24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49-01-26" calcext:value-type="date">
            <text:p>26 stycznia 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25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57-06-12" calcext:value-type="date">
            <text:p>12 czerwca 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style-name="ce24" table:formula="of:=DATEDIF([.B26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56-03-19" calcext:value-type="date">
            <text:p>19 marca 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27]; [.$H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80-12-11" calcext:value-type="date">
            <text:p>11 grudnia 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28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77-09-06" calcext:value-type="date">
            <text:p>6 września 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29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65-11-01" calcext:value-type="date">
            <text:p>1 listopada 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30]; [.$H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45-10-28" calcext:value-type="date">
            <text:p>28 października 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31]; [.$H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34-05-11" calcext:value-type="date">
            <text:p>11 maja 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32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42-06-08" calcext:value-type="date">
            <text:p>8 czerwca 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33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81-04-11" calcext:value-type="date">
            <text:p>11 kwietnia 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34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53-09-29" calcext:value-type="date">
            <text:p>29 września 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style-name="ce24" table:formula="of:=DATEDIF([.B35]; [.$H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51-04-01" calcext:value-type="date">
            <text:p>1 kwietnia 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style-name="ce24" table:formula="of:=DATEDIF([.B36]; [.$H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56-12-28" calcext:value-type="date">
            <text:p>28 grudnia 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style-name="ce24" table:formula="of:=DATEDIF([.B37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69-08-30" calcext:value-type="date">
            <text:p>30 sierpnia 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style-name="ce24" table:formula="of:=DATEDIF([.B38]; [.$H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82-02-17" calcext:value-type="date">
            <text:p>17 lutego 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style-name="ce24" table:formula="of:=DATEDIF([.B39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72-03-08" calcext:value-type="date">
            <text:p>8 marca 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40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77-03-10" calcext:value-type="date">
            <text:p>10 marca 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style-name="ce24" table:formula="of:=DATEDIF([.B41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79-08-31" calcext:value-type="date">
            <text:p>31 sierpnia 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style-name="ce24" table:formula="of:=DATEDIF([.B42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83-09-08" calcext:value-type="date">
            <text:p>8 września 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43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75-11-22" calcext:value-type="date">
            <text:p>22 listopada 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style-name="ce24" table:formula="of:=DATEDIF([.B44]; [.$H$2]; &quot;Y&quot;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32-10-18" calcext:value-type="date">
            <text:p>18 października 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style-name="ce24" table:formula="of:=DATEDIF([.B45]; [.$H$2]; &quot;Y&quot;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36-08-14" calcext:value-type="date">
            <text:p>14 sierpnia 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style-name="ce24" table:formula="of:=DATEDIF([.B46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40-05-30" calcext:value-type="date">
            <text:p>30 maja 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style-name="ce24" table:formula="of:=DATEDIF([.B47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41-06-22" calcext:value-type="date">
            <text:p>22 czerwca 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48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44-03-09" calcext:value-type="date">
            <text:p>9 marca 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49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48-12-09" calcext:value-type="date">
            <text:p>9 grudnia 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50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57-04-23" calcext:value-type="date">
            <text:p>23 kwietnia 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51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82-04-21" calcext:value-type="date">
            <text:p>21 kwietnia 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52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72-05-13" calcext:value-type="date">
            <text:p>13 maja 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53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77-05-18" calcext:value-type="date">
            <text:p>18 maja 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54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79-11-11" calcext:value-type="date">
            <text:p>11 listopada 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55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83-11-22" calcext:value-type="date">
            <text:p>22 listopada 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style-name="ce24" table:formula="of:=DATEDIF([.B56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76-02-08" calcext:value-type="date">
            <text:p>8 lutego 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style-name="ce24" table:formula="of:=DATEDIF([.B57]; [.$H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33-01-07" calcext:value-type="date">
            <text:p>7 stycznia 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style-name="ce24" table:formula="of:=DATEDIF([.B58]; [.$H$2]; &quot;Y&quot;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36-11-06" calcext:value-type="date">
            <text:p>6 listopada 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style-name="ce24" table:formula="of:=DATEDIF([.B59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40-08-25" calcext:value-type="date">
            <text:p>25 sierpnia 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style-name="ce24" table:formula="of:=DATEDIF([.B60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41-09-20" calcext:value-type="date">
            <text:p>20 września 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style-name="ce24" table:formula="of:=DATEDIF([.B61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44-06-10" calcext:value-type="date">
            <text:p>10 czerwca 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62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49-03-15" calcext:value-type="date">
            <text:p>15 marca 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style-name="ce24" table:formula="of:=DATEDIF([.B63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57-07-31" calcext:value-type="date">
            <text:p>31 lipca 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style-name="ce24" table:formula="of:=DATEDIF([.B64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56-04-15" calcext:value-type="date">
            <text:p>15 kwietnia 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style-name="ce24" table:formula="of:=DATEDIF([.B65]; [.$H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81-01-10" calcext:value-type="date">
            <text:p>10 stycznia 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66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77-10-09" calcext:value-type="date">
            <text:p>9 października 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style-name="ce24" table:formula="of:=DATEDIF([.B67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65-12-07" calcext:value-type="date">
            <text:p>7 grudnia 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style-name="ce24" table:formula="of:=DATEDIF([.B68]; [.$H$2]; &quot;Y&quot;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45-12-06" calcext:value-type="date">
            <text:p>6 grudnia 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style-name="ce24" table:formula="of:=DATEDIF([.B69]; [.$H$2]; &quot;Y&quot;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34-06-22" calcext:value-type="date">
            <text:p>22 czerwca 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style-name="ce24" table:formula="of:=DATEDIF([.B70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42-07-23" calcext:value-type="date">
            <text:p>23 lipca 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style-name="ce24" table:formula="of:=DATEDIF([.B71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81-05-29" calcext:value-type="date">
            <text:p>29 maja 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style-name="ce24" table:formula="of:=DATEDIF([.B72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53-11-19" calcext:value-type="date">
            <text:p>19 listopada 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style-name="ce24" table:formula="of:=DATEDIF([.B73]; [.$H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51-05-25" calcext:value-type="date">
            <text:p>25 maja 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style-name="ce24" table:formula="of:=DATEDIF([.B74]; [.$H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57-02-23" calcext:value-type="date">
            <text:p>23 lutego 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style-name="ce24" table:formula="of:=DATEDIF([.B75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69-10-29" calcext:value-type="date">
            <text:p>29 października 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style-name="ce24" table:formula="of:=DATEDIF([.B76]; [.$H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57-04-20" calcext:value-type="date">
            <text:p>20 kwietnia 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style-name="ce24" table:formula="of:=DATEDIF([.B77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82-04-15" calcext:value-type="date">
            <text:p>15 kwietnia 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style-name="ce24" table:formula="of:=DATEDIF([.B78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72-05-04" calcext:value-type="date">
            <text:p>4 maja 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style-name="ce24" table:formula="of:=DATEDIF([.B79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77-05-06" calcext:value-type="date">
            <text:p>6 maja 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style-name="ce24" table:formula="of:=DATEDIF([.B80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79-10-27" calcext:value-type="date">
            <text:p>27 października 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style-name="ce24" table:formula="of:=DATEDIF([.B81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83-11-04" calcext:value-type="date">
            <text:p>4 listopada 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style-name="ce24" table:formula="of:=DATEDIF([.B82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76-01-18" calcext:value-type="date">
            <text:p>18 stycznia 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style-name="ce24" table:formula="of:=DATEDIF([.B83]; [.$H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32-12-14" calcext:value-type="date">
            <text:p>14 grudnia 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4]; [.$H$2]; &quot;Y&quot;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36-10-10" calcext:value-type="date">
            <text:p>10 października 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5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40-07-26" calcext:value-type="date">
            <text:p>26 lipca 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style-name="ce24" table:formula="of:=DATEDIF([.B86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41-08-18" calcext:value-type="date">
            <text:p>18 sierpnia 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87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44-05-05" calcext:value-type="date">
            <text:p>5 maja 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style-name="ce24" table:formula="of:=DATEDIF([.B88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49-02-04" calcext:value-type="date">
            <text:p>4 lutego 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style-name="ce24" table:formula="of:=DATEDIF([.B89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57-06-19" calcext:value-type="date">
            <text:p>19 czerwca 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style-name="ce24" table:formula="of:=DATEDIF([.B90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56-03-01" calcext:value-type="date">
            <text:p>1 marca 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style-name="ce24" table:formula="of:=DATEDIF([.B91]; [.$H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80-11-23" calcext:value-type="date">
            <text:p>23 listopada 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style-name="ce24" table:formula="of:=DATEDIF([.B92]; [.$H$2]; &quot;Y&quot;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77-08-19" calcext:value-type="date">
            <text:p>19 sierpnia 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style-name="ce24" table:formula="of:=DATEDIF([.B93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65-10-14" calcext:value-type="date">
            <text:p>14 października 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style-name="ce24" table:formula="of:=DATEDIF([.B94]; [.$H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45-10-10" calcext:value-type="date">
            <text:p>10 października 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style-name="ce24" table:formula="of:=DATEDIF([.B95]; [.$H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34-04-23" calcext:value-type="date">
            <text:p>23 kwietnia 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style-name="ce24" table:formula="of:=DATEDIF([.B96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42-05-21" calcext:value-type="date">
            <text:p>21 maja 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style-name="ce24" table:formula="of:=DATEDIF([.B97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adanieF" table:style-name="ta1">
        <table:shapes>
          <draw:frame draw:z-index="0" draw:style-name="gr1" draw:text-style-name="P1" svg:width="6.2988in" svg:height="3.5429in" svg:x="5.7461in" svg:y="2.013in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ce50" office:value-type="string" calcext:value-type="string">
            <text:p>Data urodzenia</text:p>
          </table:table-cell>
          <table:table-cell table:style-name="ce45" office:value-type="string" calcext:value-type="string">
            <text:p>Wykształcenie</text:p>
          </table:table-cell>
          <table:table-cell table:style-name="ce45" office:value-type="string" calcext:value-type="string">
            <text:p><text:s/>Dochód roczny </text:p>
          </table:table-cell>
          <table:table-cell table:style-name="ce45" office:value-type="string" calcext:value-type="string">
            <text:p>Wie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56-03-21" calcext:value-type="date">
            <text:p>21 marca 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2]; [.$H$2]; &quot;Y&quot;)"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Data ankiety: </text:p>
          </table:table-cell>
          <table:table-cell table:style-name="ce49" office:value-type="date" office:date-value="2004-12-05" calcext:value-type="date">
            <text:p>5 grudnia 20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80-12-15" calcext:value-type="date">
            <text:p>15 grudnia 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style-name="ce24" table:formula="of:=DATEDIF([.B3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77-09-12" calcext:value-type="date">
            <text:p>12 września 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style-name="ce24" table:formula="of:=DATEDIF([.B4]; [.$H$2]; &quot;Y&quot;)" office:value-type="float" office:value="27" calcext:value-type="float">
            <text:p>27</text:p>
          </table:table-cell>
          <table:table-cell/>
          <table:table-cell table:style-name="ce51"/>
          <table:table-cell table:style-name="ce53" office:value-type="string" calcext:value-type="string">
            <text:p>Data</text:p>
          </table:table-cell>
          <table:table-cell table:style-name="ce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65-11-09" calcext:value-type="date">
            <text:p>9 listopada 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style-name="ce24" table:formula="of:=DATEDIF([.B5]; [.$H$2]; &quot;Y&quot;)" office:value-type="float" office:value="39" calcext:value-type="float">
            <text:p>39</text:p>
          </table:table-cell>
          <table:table-cell/>
          <table:table-cell table:style-name="ce52" office:value-type="string" calcext:value-type="string">
            <text:p>Wykształcenie</text:p>
          </table:table-cell>
          <table:table-cell table:style-name="ce54" office:value-type="string" calcext:value-type="string">
            <text:p>Dochód roczny </text:p>
          </table:table-cell>
          <table:table-cell table:style-name="ce60" office:value-type="string" calcext:value-type="string">
            <text:p>Average - Wie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45-11-07" calcext:value-type="date">
            <text:p>7 listopada 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style-name="ce24" table:formula="of:=DATEDIF([.B6]; [.$H$2]; &quot;Y&quot;)" office:value-type="float" office:value="59" calcext:value-type="float">
            <text:p>59</text:p>
          </table:table-cell>
          <table:table-cell/>
          <table:table-cell table:style-name="ce14" office:value-type="string" calcext:value-type="string">
            <text:p>podstawowe</text:p>
          </table:table-cell>
          <table:table-cell table:style-name="ce55" office:value-type="float" office:value="29583.3333333333" calcext:value-type="float">
            <text:p>29583,3333333333</text:p>
          </table:table-cell>
          <table:table-cell table:style-name="ce61" office:value-type="float" office:value="46.0833333333333" calcext:value-type="float">
            <text:p>46,08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34-05-23" calcext:value-type="date">
            <text:p>23 maja 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style-name="ce24" table:formula="of:=DATEDIF([.B7]; [.$H$2]; &quot;Y&quot;)" office:value-type="float" office:value="70" calcext:value-type="float">
            <text:p>70</text:p>
          </table:table-cell>
          <table:table-cell/>
          <table:table-cell table:style-name="ce15" office:value-type="string" calcext:value-type="string">
            <text:p>średnie</text:p>
          </table:table-cell>
          <table:table-cell table:style-name="ce56" office:value-type="float" office:value="29441.935483871" calcext:value-type="float">
            <text:p>29441,935483871</text:p>
          </table:table-cell>
          <table:table-cell table:style-name="ce62" office:value-type="float" office:value="39.9354838709677" calcext:value-type="float">
            <text:p>39,93548387096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42-06-22" calcext:value-type="date">
            <text:p>22 czerwca 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8]; [.$H$2]; &quot;Y&quot;)" office:value-type="float" office:value="62" calcext:value-type="float">
            <text:p>62</text:p>
          </table:table-cell>
          <table:table-cell/>
          <table:table-cell table:style-name="ce15" office:value-type="string" calcext:value-type="string">
            <text:p>wyższe</text:p>
          </table:table-cell>
          <table:table-cell table:style-name="ce57" office:value-type="float" office:value="32648.7804878049" calcext:value-type="float">
            <text:p>32648,7804878049</text:p>
          </table:table-cell>
          <table:table-cell table:style-name="ce63" office:value-type="float" office:value="48.1951219512195" calcext:value-type="float">
            <text:p>48,1951219512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81-04-27" calcext:value-type="date">
            <text:p>27 kwietnia 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style-name="ce24" table:formula="of:=DATEDIF([.B9]; [.$H$2]; &quot;Y&quot;)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Total Result</text:p>
          </table:table-cell>
          <table:table-cell table:style-name="ce58" office:value-type="float" office:value="30846.875" calcext:value-type="float">
            <text:p>30846,875</text:p>
          </table:table-cell>
          <table:table-cell table:style-name="ce64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53-10-17" calcext:value-type="date">
            <text:p>17 października 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style-name="ce24" table:formula="of:=DATEDIF([.B10]; [.$H$2]; &quot;Y&quot;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51-04-21" calcext:value-type="date">
            <text:p>21 kwietnia 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style-name="ce24" table:formula="of:=DATEDIF([.B11]; [.$H$2]; &quot;Y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57-01-19" calcext:value-type="date">
            <text:p>19 stycznia 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style-name="ce24" table:formula="of:=DATEDIF([.B12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69-09-23" calcext:value-type="date">
            <text:p>23 września 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13]; [.$H$2]; &quot;Y&quot;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82-03-15" calcext:value-type="date">
            <text:p>15 marca 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style-name="ce24" table:formula="of:=DATEDIF([.B14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72-04-05" calcext:value-type="date">
            <text:p>5 kwietnia 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style-name="ce24" table:formula="of:=DATEDIF([.B15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77-04-09" calcext:value-type="date">
            <text:p>9 kwietnia 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style-name="ce24" table:formula="of:=DATEDIF([.B16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79-10-02" calcext:value-type="date">
            <text:p>2 października 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style-name="ce24" table:formula="of:=DATEDIF([.B17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83-10-12" calcext:value-type="date">
            <text:p>12 października 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style-name="ce24" table:formula="of:=DATEDIF([.B18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75-12-28" calcext:value-type="date">
            <text:p>28 grudnia 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style-name="ce24" table:formula="of:=DATEDIF([.B19]; [.$H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32-11-25" calcext:value-type="date">
            <text:p>25 listopada 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style-name="ce24" table:formula="of:=DATEDIF([.B20]; [.$H$2]; &quot;Y&quot;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36-09-23" calcext:value-type="date">
            <text:p>23 września 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style-name="ce24" table:formula="of:=DATEDIF([.B21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40-07-11" calcext:value-type="date">
            <text:p>11 lipca 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style-name="ce24" table:formula="of:=DATEDIF([.B22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41-08-05" calcext:value-type="date">
            <text:p>5 sierpnia 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style-name="ce24" table:formula="of:=DATEDIF([.B23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44-04-24" calcext:value-type="date">
            <text:p>24 kwietnia 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24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49-01-26" calcext:value-type="date">
            <text:p>26 stycznia 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25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57-06-12" calcext:value-type="date">
            <text:p>12 czerwca 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style-name="ce24" table:formula="of:=DATEDIF([.B26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56-03-19" calcext:value-type="date">
            <text:p>19 marca 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27]; [.$H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80-12-11" calcext:value-type="date">
            <text:p>11 grudnia 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28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77-09-06" calcext:value-type="date">
            <text:p>6 września 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29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65-11-01" calcext:value-type="date">
            <text:p>1 listopada 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30]; [.$H$2]; &quot;Y&quot;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45-10-28" calcext:value-type="date">
            <text:p>28 października 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31]; [.$H$2]; &quot;Y&quot;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34-05-11" calcext:value-type="date">
            <text:p>11 maja 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32]; [.$H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42-06-08" calcext:value-type="date">
            <text:p>8 czerwca 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33]; [.$H$2]; &quot;Y&quot;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81-04-11" calcext:value-type="date">
            <text:p>11 kwietnia 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34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53-09-29" calcext:value-type="date">
            <text:p>29 września 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style-name="ce24" table:formula="of:=DATEDIF([.B35]; [.$H$2]; &quot;Y&quot;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51-04-01" calcext:value-type="date">
            <text:p>1 kwietnia 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style-name="ce24" table:formula="of:=DATEDIF([.B36]; [.$H$2]; &quot;Y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56-12-28" calcext:value-type="date">
            <text:p>28 grudnia 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style-name="ce24" table:formula="of:=DATEDIF([.B37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69-08-30" calcext:value-type="date">
            <text:p>30 sierpnia 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style-name="ce24" table:formula="of:=DATEDIF([.B38]; [.$H$2]; &quot;Y&quot;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82-02-17" calcext:value-type="date">
            <text:p>17 lutego 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style-name="ce24" table:formula="of:=DATEDIF([.B39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72-03-08" calcext:value-type="date">
            <text:p>8 marca 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40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77-03-10" calcext:value-type="date">
            <text:p>10 marca 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style-name="ce24" table:formula="of:=DATEDIF([.B41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79-08-31" calcext:value-type="date">
            <text:p>31 sierpnia 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style-name="ce24" table:formula="of:=DATEDIF([.B42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83-09-08" calcext:value-type="date">
            <text:p>8 września 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43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75-11-22" calcext:value-type="date">
            <text:p>22 listopada 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style-name="ce24" table:formula="of:=DATEDIF([.B44]; [.$H$2]; &quot;Y&quot;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32-10-18" calcext:value-type="date">
            <text:p>18 października 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style-name="ce24" table:formula="of:=DATEDIF([.B45]; [.$H$2]; &quot;Y&quot;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36-08-14" calcext:value-type="date">
            <text:p>14 sierpnia 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style-name="ce24" table:formula="of:=DATEDIF([.B46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40-05-30" calcext:value-type="date">
            <text:p>30 maja 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style-name="ce24" table:formula="of:=DATEDIF([.B47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41-06-22" calcext:value-type="date">
            <text:p>22 czerwca 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48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44-03-09" calcext:value-type="date">
            <text:p>9 marca 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49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48-12-09" calcext:value-type="date">
            <text:p>9 grudnia 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50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57-04-23" calcext:value-type="date">
            <text:p>23 kwietnia 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51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82-04-21" calcext:value-type="date">
            <text:p>21 kwietnia 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52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72-05-13" calcext:value-type="date">
            <text:p>13 maja 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53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77-05-18" calcext:value-type="date">
            <text:p>18 maja 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54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79-11-11" calcext:value-type="date">
            <text:p>11 listopada 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55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83-11-22" calcext:value-type="date">
            <text:p>22 listopada 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style-name="ce24" table:formula="of:=DATEDIF([.B56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76-02-08" calcext:value-type="date">
            <text:p>8 lutego 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style-name="ce24" table:formula="of:=DATEDIF([.B57]; [.$H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33-01-07" calcext:value-type="date">
            <text:p>7 stycznia 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style-name="ce24" table:formula="of:=DATEDIF([.B58]; [.$H$2]; &quot;Y&quot;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36-11-06" calcext:value-type="date">
            <text:p>6 listopada 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style-name="ce24" table:formula="of:=DATEDIF([.B59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40-08-25" calcext:value-type="date">
            <text:p>25 sierpnia 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style-name="ce24" table:formula="of:=DATEDIF([.B60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41-09-20" calcext:value-type="date">
            <text:p>20 września 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style-name="ce24" table:formula="of:=DATEDIF([.B61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44-06-10" calcext:value-type="date">
            <text:p>10 czerwca 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62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49-03-15" calcext:value-type="date">
            <text:p>15 marca 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style-name="ce24" table:formula="of:=DATEDIF([.B63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57-07-31" calcext:value-type="date">
            <text:p>31 lipca 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style-name="ce24" table:formula="of:=DATEDIF([.B64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56-04-15" calcext:value-type="date">
            <text:p>15 kwietnia 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style-name="ce24" table:formula="of:=DATEDIF([.B65]; [.$H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81-01-10" calcext:value-type="date">
            <text:p>10 stycznia 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66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77-10-09" calcext:value-type="date">
            <text:p>9 października 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style-name="ce24" table:formula="of:=DATEDIF([.B67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65-12-07" calcext:value-type="date">
            <text:p>7 grudnia 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style-name="ce24" table:formula="of:=DATEDIF([.B68]; [.$H$2]; &quot;Y&quot;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45-12-06" calcext:value-type="date">
            <text:p>6 grudnia 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style-name="ce24" table:formula="of:=DATEDIF([.B69]; [.$H$2]; &quot;Y&quot;)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34-06-22" calcext:value-type="date">
            <text:p>22 czerwca 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style-name="ce24" table:formula="of:=DATEDIF([.B70]; [.$H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42-07-23" calcext:value-type="date">
            <text:p>23 lipca 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style-name="ce24" table:formula="of:=DATEDIF([.B71]; [.$H$2]; &quot;Y&quot;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81-05-29" calcext:value-type="date">
            <text:p>29 maja 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style-name="ce24" table:formula="of:=DATEDIF([.B72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53-11-19" calcext:value-type="date">
            <text:p>19 listopada 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style-name="ce24" table:formula="of:=DATEDIF([.B73]; [.$H$2]; &quot;Y&quot;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51-05-25" calcext:value-type="date">
            <text:p>25 maja 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style-name="ce24" table:formula="of:=DATEDIF([.B74]; [.$H$2]; &quot;Y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57-02-23" calcext:value-type="date">
            <text:p>23 lutego 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style-name="ce24" table:formula="of:=DATEDIF([.B75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69-10-29" calcext:value-type="date">
            <text:p>29 października 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style-name="ce24" table:formula="of:=DATEDIF([.B76]; [.$H$2]; &quot;Y&quot;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57-04-20" calcext:value-type="date">
            <text:p>20 kwietnia 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style-name="ce24" table:formula="of:=DATEDIF([.B77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82-04-15" calcext:value-type="date">
            <text:p>15 kwietnia 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style-name="ce24" table:formula="of:=DATEDIF([.B78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72-05-04" calcext:value-type="date">
            <text:p>4 maja 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style-name="ce24" table:formula="of:=DATEDIF([.B79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77-05-06" calcext:value-type="date">
            <text:p>6 maja 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style-name="ce24" table:formula="of:=DATEDIF([.B80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79-10-27" calcext:value-type="date">
            <text:p>27 października 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style-name="ce24" table:formula="of:=DATEDIF([.B81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83-11-04" calcext:value-type="date">
            <text:p>4 listopada 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style-name="ce24" table:formula="of:=DATEDIF([.B82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76-01-18" calcext:value-type="date">
            <text:p>18 stycznia 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style-name="ce24" table:formula="of:=DATEDIF([.B83]; [.$H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32-12-14" calcext:value-type="date">
            <text:p>14 grudnia 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4]; [.$H$2]; &quot;Y&quot;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36-10-10" calcext:value-type="date">
            <text:p>10 października 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5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40-07-26" calcext:value-type="date">
            <text:p>26 lipca 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style-name="ce24" table:formula="of:=DATEDIF([.B86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41-08-18" calcext:value-type="date">
            <text:p>18 sierpnia 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87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44-05-05" calcext:value-type="date">
            <text:p>5 maja 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style-name="ce24" table:formula="of:=DATEDIF([.B88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49-02-04" calcext:value-type="date">
            <text:p>4 lutego 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style-name="ce24" table:formula="of:=DATEDIF([.B89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57-06-19" calcext:value-type="date">
            <text:p>19 czerwca 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style-name="ce24" table:formula="of:=DATEDIF([.B90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56-03-01" calcext:value-type="date">
            <text:p>1 marca 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style-name="ce24" table:formula="of:=DATEDIF([.B91]; [.$H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80-11-23" calcext:value-type="date">
            <text:p>23 listopada 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style-name="ce24" table:formula="of:=DATEDIF([.B92]; [.$H$2]; &quot;Y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77-08-19" calcext:value-type="date">
            <text:p>19 sierpnia 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style-name="ce24" table:formula="of:=DATEDIF([.B93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65-10-14" calcext:value-type="date">
            <text:p>14 października 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style-name="ce24" table:formula="of:=DATEDIF([.B94]; [.$H$2]; &quot;Y&quot;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45-10-10" calcext:value-type="date">
            <text:p>10 października 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style-name="ce24" table:formula="of:=DATEDIF([.B95]; [.$H$2]; &quot;Y&quot;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34-04-23" calcext:value-type="date">
            <text:p>23 kwietnia 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style-name="ce24" table:formula="of:=DATEDIF([.B96]; [.$H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42-05-21" calcext:value-type="date">
            <text:p>21 maja 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style-name="ce24" table:formula="of:=DATEDIF([.B97]; [.$H$2]; &quot;Y&quot;)" office:value-type="float" office:value="62" calcext:value-type="float">
            <text:p>62</text:p>
          </table:table-cell>
          <table:table-cell table:number-columns-repeated="4"/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ZadanieB.A1:ZadanieB.D1048576" table:contains-header="false"/>
        <table:database-range table:name="__Anonymous_Sheet_DB__2" table:target-range-address="ZadanieC.A1:ZadanieC.D1048576" table:contains-header="false"/>
        <table:database-range table:name="__Anonymous_Sheet_DB__3" table:target-range-address="ZadanieD.E1:ZadanieD.E1048576"/>
        <table:database-range table:name="__Anonymous_Sheet_DB__5" table:target-range-address="ZadanieF.A1:ZadanieF.E1048576" table:contains-header="false"/>
      </table:database-ranges>
      <table:data-pilot-tables>
        <table:data-pilot-table table:name="DataPilot1" table:application-data="" table:target-range-address="ZadanieB.F4:ZadanieB.G8" table:buttons="" table:show-filter-button="false" table:drill-down-on-double-click="false">
          <table:source-cell-range table:cell-range-address="ZadanieB.A1:ZadanieB.D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ykształcenie" table:orientation="data" table:used-hierarchy="-1" table:function="count">
            <table:data-pilot-level calcext:repeat-item-labels="false"/>
            <table:data-pilot-field-reference table:type="total-percentage" table:field-name="Column A" table:member-type="named" table:member-name="1"/>
          </table:data-pilot-field>
        </table:data-pilot-table>
        <table:data-pilot-table table:name="DataPilot3" table:application-data="" table:target-range-address="ZadanieC.F11:ZadanieC.G15" table:buttons="ZadanieC.F11" table:show-filter-button="false" table:drill-down-on-double-click="false">
          <table:source-cell-range table:cell-range-address="ZadanieB.A1:ZadanieB.D97"/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ykształcenie" table:orientation="data" table:used-hierarchy="-1" table:function="count">
            <table:data-pilot-level calcext:repeat-item-labels="false"/>
            <table:data-pilot-field-reference table:type="total-percentage" table:field-name="Column A" table:member-type="named" table:member-name="1"/>
          </table:data-pilot-field>
        </table:data-pilot-table>
        <table:data-pilot-table table:name="DataPilot2" table:application-data="" table:target-range-address="ZadanieD.F3:ZadanieD.G7" table:buttons="" table:show-filter-button="false" table:drill-down-on-double-click="false">
          <table:source-cell-range table:cell-range-address="ZadanieD.E1:ZadanieD.E97"/>
          <table:data-pilot-field table:source-field-name="DochodWarunek" table:orientation="row" table:used-hierarchy="0" table:function="auto">
            <table:data-pilot-level table:show-empty="false" calcext:repeat-item-labels="false">
              <table:data-pilot-members>
                <table:data-pilot-member table:name="&lt;30" table:display="true" table:show-details="true"/>
                <table:data-pilot-member table:name="&gt;30 &amp; &lt;50" table:display="true" table:show-details="true"/>
                <table:data-pilot-member table:name="&gt;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ochodWarunek" table:orientation="data" table:used-hierarchy="-1" table:function="count">
            <table:data-pilot-level calcext:repeat-item-labels="false"/>
            <table:data-pilot-field-reference table:type="total-percentage" table:field-name="DochodWarunek" table:member-type="named" table:member-name="&lt;30"/>
          </table:data-pilot-field>
        </table:data-pilot-table>
        <table:data-pilot-table table:name="DataPilot4" table:application-data="" table:target-range-address="ZadanieF.G4:ZadanieF.I9" table:buttons="ZadanieF.G5 ZadanieF.H4" table:show-filter-button="false" table:drill-down-on-double-click="false">
          <table:source-cell-range table:cell-range-address="ZadanieF.A1:ZadanieF.E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ochód roczny " tableooo:display-name="Dochód roczny " table:orientation="data" table:used-hierarchy="0" table:function="average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11700" table:display="true" table:show-details="true"/>
                <table:data-pilot-member table:name="12000" table:display="true" table:show-details="true"/>
                <table:data-pilot-member table:name="12500" table:display="true" table:show-details="true"/>
                <table:data-pilot-member table:name="13300" table:display="true" table:show-details="true"/>
                <table:data-pilot-member table:name="13700" table:display="true" table:show-details="true"/>
                <table:data-pilot-member table:name="14600" table:display="true" table:show-details="true"/>
                <table:data-pilot-member table:name="15800" table:display="true" table:show-details="true"/>
                <table:data-pilot-member table:name="16000" table:display="true" table:show-details="true"/>
                <table:data-pilot-member table:name="16200" table:display="true" table:show-details="true"/>
                <table:data-pilot-member table:name="17000" table:display="true" table:show-details="true"/>
                <table:data-pilot-member table:name="17400" table:display="true" table:show-details="true"/>
                <table:data-pilot-member table:name="17900" table:display="true" table:show-details="true"/>
                <table:data-pilot-member table:name="18000" table:display="true" table:show-details="true"/>
                <table:data-pilot-member table:name="18800" table:display="true" table:show-details="true"/>
                <table:data-pilot-member table:name="19300" table:display="true" table:show-details="true"/>
                <table:data-pilot-member table:name="20000" table:display="true" table:show-details="true"/>
                <table:data-pilot-member table:name="20700" table:display="true" table:show-details="true"/>
                <table:data-pilot-member table:name="20800" table:display="true" table:show-details="true"/>
                <table:data-pilot-member table:name="21000" table:display="true" table:show-details="true"/>
                <table:data-pilot-member table:name="21300" table:display="true" table:show-details="true"/>
                <table:data-pilot-member table:name="22000" table:display="true" table:show-details="true"/>
                <table:data-pilot-member table:name="22500" table:display="true" table:show-details="true"/>
                <table:data-pilot-member table:name="23100" table:display="true" table:show-details="true"/>
                <table:data-pilot-member table:name="23200" table:display="true" table:show-details="true"/>
                <table:data-pilot-member table:name="23500" table:display="true" table:show-details="true"/>
                <table:data-pilot-member table:name="24000" table:display="true" table:show-details="true"/>
                <table:data-pilot-member table:name="24400" table:display="true" table:show-details="true"/>
                <table:data-pilot-member table:name="25000" table:display="true" table:show-details="true"/>
                <table:data-pilot-member table:name="25100" table:display="true" table:show-details="true"/>
                <table:data-pilot-member table:name="25200" table:display="true" table:show-details="true"/>
                <table:data-pilot-member table:name="25600" table:display="true" table:show-details="true"/>
                <table:data-pilot-member table:name="25900" table:display="true" table:show-details="true"/>
                <table:data-pilot-member table:name="26000" table:display="true" table:show-details="true"/>
                <table:data-pilot-member table:name="26600" table:display="true" table:show-details="true"/>
                <table:data-pilot-member table:name="26700" table:display="true" table:show-details="true"/>
                <table:data-pilot-member table:name="27000" table:display="true" table:show-details="true"/>
                <table:data-pilot-member table:name="27400" table:display="true" table:show-details="true"/>
                <table:data-pilot-member table:name="27900" table:display="true" table:show-details="true"/>
                <table:data-pilot-member table:name="28000" table:display="true" table:show-details="true"/>
                <table:data-pilot-member table:name="28600" table:display="true" table:show-details="true"/>
                <table:data-pilot-member table:name="28900" table:display="true" table:show-details="true"/>
                <table:data-pilot-member table:name="29000" table:display="true" table:show-details="true"/>
                <table:data-pilot-member table:name="29300" table:display="true" table:show-details="true"/>
                <table:data-pilot-member table:name="30000" table:display="true" table:show-details="true"/>
                <table:data-pilot-member table:name="31000" table:display="true" table:show-details="true"/>
                <table:data-pilot-member table:name="31400" table:display="true" table:show-details="true"/>
                <table:data-pilot-member table:name="31800" table:display="true" table:show-details="true"/>
                <table:data-pilot-member table:name="32000" table:display="true" table:show-details="true"/>
                <table:data-pilot-member table:name="32700" table:display="true" table:show-details="true"/>
                <table:data-pilot-member table:name="32800" table:display="true" table:show-details="true"/>
                <table:data-pilot-member table:name="32900" table:display="true" table:show-details="true"/>
                <table:data-pilot-member table:name="34600" table:display="true" table:show-details="true"/>
                <table:data-pilot-member table:name="34800" table:display="true" table:show-details="true"/>
                <table:data-pilot-member table:name="36000" table:display="true" table:show-details="true"/>
                <table:data-pilot-member table:name="36500" table:display="true" table:show-details="true"/>
                <table:data-pilot-member table:name="38000" table:display="true" table:show-details="true"/>
                <table:data-pilot-member table:name="39000" table:display="true" table:show-details="true"/>
                <table:data-pilot-member table:name="40000" table:display="true" table:show-details="true"/>
                <table:data-pilot-member table:name="40200" table:display="true" table:show-details="true"/>
                <table:data-pilot-member table:name="40500" table:display="true" table:show-details="true"/>
                <table:data-pilot-member table:name="41500" table:display="true" table:show-details="true"/>
                <table:data-pilot-member table:name="42200" table:display="true" table:show-details="true"/>
                <table:data-pilot-member table:name="43000" table:display="true" table:show-details="true"/>
                <table:data-pilot-member table:name="43100" table:display="true" table:show-details="true"/>
                <table:data-pilot-member table:name="45000" table:display="true" table:show-details="true"/>
                <table:data-pilot-member table:name="45700" table:display="true" table:show-details="true"/>
                <table:data-pilot-member table:name="46100" table:display="true" table:show-details="true"/>
                <table:data-pilot-member table:name="48000" table:display="true" table:show-details="true"/>
                <table:data-pilot-member table:name="48600" table:display="true" table:show-details="true"/>
                <table:data-pilot-member table:name="49000" table:display="true" table:show-details="true"/>
                <table:data-pilot-member table:name="50000" table:display="true" table:show-details="true"/>
                <table:data-pilot-member table:name="50100" table:display="true" table:show-details="true"/>
                <table:data-pilot-member table:name="50400" table:display="true" table:show-details="true"/>
                <table:data-pilot-member table:name="52000" table:display="true" table:show-details="true"/>
                <table:data-pilot-member table:name="52200" table:display="true" table:show-details="true"/>
                <table:data-pilot-member table:name="52900" table:display="true" table:show-details="true"/>
                <table:data-pilot-member table:name="55000" table:display="true" table:show-details="true"/>
                <table:data-pilot-member table:name="61000" table:display="true" table:show-details="true"/>
                <table:data-pilot-member table:name="63100" table:display="true" table:show-details="true"/>
                <table:data-pilot-member table:name="64300" table:display="true" table:show-details="true"/>
                <table:data-pilot-member table:name="68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ek" table:orientation="data" table:used-hierarchy="0" table:function="average">
            <table:data-pilot-level table:show-empty="false" calcext:repeat-item-labels="false">
              <table:data-pilot-members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New Sung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New Sung" style:font-family-asian="'AR PL New Sung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date-style style:name="N140">
      <number:day/>
      <number:text> </number:text>
      <number:month number:style="long" number:textual="true"/>
      <number:text> </number:text>
      <number:year number:style="long"/>
      <number:text> r.</number:text>
    </number:date-style>
    <number:percentage-style style:name="N141">
      <number:number number:decimal-places="1" number:min-decimal-places="1" number:min-integer-digits="1"/>
      <number:text>%</number:text>
    </number:percentage-style>
    <number:number-style style:name="N10114" number:language="pl" number:country="PL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0115" number:language="pl" number:country="PL" loext:transliteration-spellout="title USD" number:transliteration-language="pl" number:transliteration-country="PL">
      <number:number number:decimal-places="0" number:min-decimal-places="0" number:min-integer-digits="1"/>
    </number:number-style>
    <number:number-style style:name="N10116" number:language="pl" number:country="PL" loext:transliteration-spellout="title USD" number:transliteration-language="pl" number:transliteration-country="PL">
      <number:number number:decimal-places="2" number:min-decimal-places="2" number:min-integer-digits="1"/>
    </number:number-style>
    <number:number-style style:name="N10117" number:language="pl" number:country="PL" loext:transliteration-spellout="upper USD" number:transliteration-language="pl" number:transliteration-country="PL">
      <number:number number:decimal-places="0" number:min-decimal-places="0" number:min-integer-digits="1"/>
    </number:number-style>
    <number:number-style style:name="N10118" number:language="pl" number:country="PL" loext:transliteration-spellout="upper USD" number:transliteration-language="pl" number:transliteration-country="PL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.00.0000</text:date>, <text:time style:data-style-name="N2" text:time-value="21:50:49.794819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8T21:59:20.832804504</dc:date>
    <meta:editing-duration>PT48M46S</meta:editing-duration>
    <meta:editing-cycles>37</meta:editing-cycles>
    <meta:generator>LibreOffice/26.2.2.2$Linux_X86_64 LibreOffice_project/620$Build-2</meta:generator>
    <meta:document-statistic meta:table-count="6" meta:cell-count="266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true" chart:data-label-symbol="tru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true" chart:data-label-symbol="true" chart:data-label-series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2.104cm" svg:y="0.316cm" chart:style-name="ch2">
          <text:p><text:span text:style-name="T1">Udział procentowy osób z poszczególnym wykształceniem</text:span></text:p>
        </chart:title>
        <chart:legend chart:legend-position="end" svg:x="13.19cm" svg:y="2.95cm" style:legend-expansion="high" chart:style-name="ch3"/>
        <chart:plot-area chart:style-name="ch4" svg:x="0.35cm" svg:y="1.445cm" svg:width="12.49cm" svg:height="6.305cm">
          <chart:coordinate-region svg:x="3.819cm" svg:y="1.53cm" svg:width="5.913cm" svg:height="5.913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dstawowe</text:p>
                <draw:g>
                  <svg:desc>PT@categories</svg:desc>
                </draw:g>
              </table:table-cell>
              <table:table-cell office:value-type="float" office:value="0.25">
                <text:p>0.2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średnie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wyższe</text:p>
              </table:table-cell>
              <table:table-cell office:value-type="float" office:value="0.427083333333333">
                <text:p>0.4270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2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cm" svg:height="9cm" xlink:href=".." xlink:type="simple" loext:data-pilot-source="DataPilot4" chart:class="chart:bar" chart:style-name="ch1">
        <chart:title svg:x="4.279cm" svg:y="0.316cm" chart:style-name="ch2">
          <text:p><text:span text:style-name="T1">Wiek i dochód według wykształcenia</text:span></text:p>
        </chart:title>
        <chart:legend chart:legend-position="end" svg:x="12.266cm" svg:y="2.95cm" style:legend-expansion="high" chart:style-name="ch3"/>
        <chart:plot-area chart:style-name="ch4" svg:x="0.32cm" svg:y="1.275cm" svg:width="11.626cm" svg:height="6.645cm">
          <chart:coordinate-region svg:x="1.527cm" svg:y="1.474cm" svg:width="9.784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PT@data 0" chart:label-cell-address="PT@label 0" chart:class="chart:bar">
            <chart:data-point chart:repeated="3"/>
          </chart:series>
          <chart:series chart:attached-axis="secondary-y" chart:style-name="ch11" chart:values-cell-range-address="PT@data 1" chart:label-cell-address="PT@label 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chód roczny </text:p>
                <draw:g>
                  <svg:desc>PT@label 0</svg:desc>
                </draw:g>
              </table:table-cell>
              <table:table-cell office:value-type="string">
                <text:p>Average - Wiek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dstawowe</text:p>
                <draw:g>
                  <svg:desc>PT@categories</svg:desc>
                </draw:g>
              </table:table-cell>
              <table:table-cell office:value-type="float" office:value="29583.3333333333">
                <text:p>29583.3333333333</text:p>
                <draw:g>
                  <svg:desc>PT@data 0</svg:desc>
                </draw:g>
              </table:table-cell>
              <table:table-cell office:value-type="float" office:value="46.0833333333333">
                <text:p>46.0833333333333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średnie</text:p>
              </table:table-cell>
              <table:table-cell office:value-type="float" office:value="29441.935483871">
                <text:p>29441.935483871</text:p>
              </table:table-cell>
              <table:table-cell office:value-type="float" office:value="39.9354838709677">
                <text:p>39.9354838709677</text:p>
              </table:table-cell>
            </table:table-row>
            <table:table-row>
              <table:table-cell office:value-type="string">
                <text:p>wyższe</text:p>
              </table:table-cell>
              <table:table-cell office:value-type="float" office:value="32648.7804878049">
                <text:p>32648.7804878049</text:p>
              </table:table-cell>
              <table:table-cell office:value-type="float" office:value="48.1951219512195">
                <text:p>48.1951219512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2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3.204cm" svg:y="0.316cm" chart:style-name="ch2">
          <text:p>Procent pracowników w zależności od dochodu</text:p>
        </chart:title>
        <chart:plot-area chart:style-name="ch3" svg:x="0.32cm" svg:y="1.275cm" svg:width="15.36cm" svg:height="6.645cm">
          <chart:coordinate-region svg:x="1.738cm" svg:y="1.475cm" svg:width="13.942cm" svg:height="5.79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PT@data 0" chart:label-cell-address="PT@label 0" chart:class="chart:bar"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30</text:p>
                <draw:g>
                  <svg:desc>PT@categories</svg:desc>
                </draw:g>
              </table:table-cell>
              <table:table-cell office:value-type="float" office:value="0.552083333333333">
                <text:p>0.55208333333333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&gt;30 &amp; &lt;5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&gt;50</text:p>
              </table:table-cell>
              <table:table-cell office:value-type="float" office:value="0.114583333333333">
                <text:p>0.11458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2.2$Linux_X86_64 LibreOffice_project/6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